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Adapter.assemblyDeployed( ServiceAssembl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AssemblyAdapter.assemblyUndeployed( ServiceAssembl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AssemblyAdapter.assemblyStarted( ServiceAssembl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AssemblyAdapter.assemblyStopped( ServiceAssembl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AssemblyAdapter.assemblyShutDown( ServiceAssembl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